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15c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115c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ِي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20_3704020042"/><text:span text:style-name="T2">وَالتِّينِ وَالزَّيْتُونِ </text:span><text:span text:style-name="T3">(1)</text:span><text:span text:style-name="T2"> وَطُورۣ سِينِينَ </text:span><text:span text:style-name="T3">(2)</text:span><text:span text:style-name="T2"> وَهَـٰذَا </text:span><text:span text:style-name="T5">۰</text:span><text:span text:style-name="T2">لْبَلَدِ </text:span><text:span text:style-name="T5">۱</text:span><text:span text:style-name="T2">لاَمِينِ </text:span><text:span text:style-name="T3">(3)</text:span><text:span text:style-name="T2"> لَقَدْ خَلَقْنَا </text:span><text:span text:style-name="T5">۰</text:span><text:span text:style-name="T2">لِانسَـٰنَ فِىٓ أَحْسَــنۣ تَقْوۣيمٍ </text:span><text:span text:style-name="T3">(4)</text:span><text:span text:style-name="T2"> ثُمَّ رَدَدْنَـٰهُ أَسْفَلَ سَـٰفِلِينَ </text:span><text:span text:style-name="T3">(5)</text:span><text:span text:style-name="T2"> إ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فَلَهُمُ; أَجْر٘ غَيْرُ مَمْنُونٍؐ </text:span><text:span text:style-name="T3">(6)</text:span><text:span text:style-name="T2"> فَمَا يُكَذِّبُكَ بَعْدُ بِالدِّينِؐ </text:span><text:span text:style-name="T3">(7)</text:span><text:span text:style-name="T2"> أَلَيْــسَ </text:span><text:span text:style-name="T5">۰</text:span><text:span text:style-name="T2">للَّهُ بِأَحْكَمِ </text:span><text:span text:style-name="T5">۱</text:span><text:span text:style-name="T2">لْحَـٰكِمِينَ </text:span><text:span text:style-name="T3">(8)</text:span><text:span text:style-name="T2"> </text:span><text:bookmark-end text:name="__DdeLink__1920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33.201148561</meta:creation-date>
    <dc:date>2025-03-06T08:41:26.963606264</dc:date>
    <meta:editing-duration>PT2M30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48" meta:character-count="273" meta:non-whitespace-character-count="226"/>
  </office:meta>
</office:document-meta>
</file>